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69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2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3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4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5" style:family="paragraph" style:parent-style-name="No_20_Spacing">
      <style:paragraph-properties fo:margin-top="0in" fo:margin-bottom="0in" loext:contextual-spacing="false" fo:line-height="100%"/>
      <style:text-properties style:font-name="Ubuntu" fo:font-size="11pt" fo:font-weight="bold" officeooo:paragraph-rsid="000f02bc" style:font-size-asian="11pt" style:font-weight-asian="bold" style:font-size-complex="11pt"/>
    </style:style>
    <style:style style:name="P6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fo:font-weight="bold" officeooo:paragraph-rsid="000f02bc" style:font-size-asian="11pt" style:font-weight-asian="bold" style:font-size-complex="11pt"/>
    </style:style>
    <style:style style:name="P7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1f23c1" style:font-size-asian="11pt" style:font-size-complex="11pt"/>
    </style:style>
    <style:style style:name="P8" style:family="paragraph" style:parent-style-name="No_20_Spacing">
      <style:paragraph-properties fo:margin-top="0in" fo:margin-bottom="0in" loext:contextual-spacing="false" fo:line-height="100%"/>
      <style:text-properties style:font-name="Ubuntu" fo:font-size="11pt" officeooo:paragraph-rsid="001f23c1" style:font-size-asian="11pt" style:font-size-complex="11pt"/>
    </style:style>
    <style:style style:name="P9" style:family="paragraph" style:parent-style-name="No_20_Spacing">
      <style:paragraph-properties fo:margin-left="0.4917in" fo:margin-right="0in" fo:margin-top="0in" fo:margin-bottom="0in" loext:contextual-spacing="false" fo:line-height="100%" fo:keep-together="always" fo:text-indent="-0.4917in" style:auto-text-indent="false" fo:keep-with-next="always"/>
      <style:text-properties style:font-name="Ubuntu" fo:font-size="11pt" officeooo:paragraph-rsid="001f23c1" style:font-size-asian="11pt" style:font-size-complex="11pt"/>
    </style:style>
    <style:style style:name="P10" style:family="paragraph" style:parent-style-name="Standard">
      <style:text-properties style:font-name="Ubuntu"/>
    </style:style>
    <style:style style:name="P11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12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0f02bc" style:font-size-asian="11pt" style:font-size-complex="11pt"/>
    </style:style>
    <style:style style:name="P13" style:family="paragraph" style:parent-style-name="No_20_Spacing" style:list-style-name="L2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14" style:family="paragraph" style:parent-style-name="No_20_Spacing" style:list-style-name="L6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15" style:family="paragraph" style:parent-style-name="No_20_Spacing" style:list-style-name="L3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16" style:family="paragraph" style:parent-style-name="No_20_Spacing" style:list-style-name="L4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17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18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0f02bc" style:font-size-asian="11pt" style:font-size-complex="11pt"/>
    </style:style>
    <style:style style:name="P19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20" style:family="paragraph" style:parent-style-name="No_20_Spacing" style:list-style-name="L1">
      <style:paragraph-properties fo:margin-top="0in" fo:margin-bottom="0in" loext:contextual-spacing="false" fo:line-height="100%"/>
      <style:text-properties style:font-name="Ubuntu" fo:font-size="11pt" officeooo:paragraph-rsid="000f02bc" style:font-size-asian="11pt" style:font-size-complex="11pt"/>
    </style:style>
    <style:style style:name="P21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0f02bc" style:font-size-asian="11pt" style:font-size-complex="11pt"/>
    </style:style>
    <style:style style:name="P22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/>
      <style:text-properties style:font-name="Ubuntu" fo:font-weight="normal" officeooo:rsid="000f02bc" officeooo:paragraph-rsid="000f02bc" style:font-weight-asian="normal" style:font-weight-complex="normal"/>
    </style:style>
    <style:style style:name="P23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24" style:family="paragraph" style:parent-style-name="No_20_Spacing" style:list-style-name="L10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25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26" style:family="paragraph" style:parent-style-name="Heading_20_3">
      <style:text-properties style:font-name="Ubuntu"/>
    </style:style>
    <style:style style:name="P27" style:family="paragraph" style:parent-style-name="Heading_20_1">
      <style:text-properties fo:color="#4f81bd" style:font-name="Ubuntu" fo:font-size="15pt" style:font-size-asian="15pt" style:font-size-complex="15pt"/>
    </style:style>
    <style:style style:name="P28" style:family="paragraph" style:parent-style-name="Heading_20_1">
      <style:paragraph-properties fo:margin-top="0in" fo:margin-bottom="0in" loext:contextual-spacing="false" fo:line-height="100%" fo:text-align="start" style:justify-single-word="false"/>
      <style:text-properties fo:color="#4f81bd" style:font-name="Ubuntu" fo:font-size="15pt" fo:font-weight="bold" officeooo:rsid="000f02bc" officeooo:paragraph-rsid="000f02bc" style:font-size-asian="15pt" style:font-weight-asian="bold" style:font-size-complex="15pt"/>
    </style:style>
    <style:style style:name="P29" style:family="paragraph" style:parent-style-name="Text_20_body" style:list-style-name="L9">
      <style:text-properties style:font-name="Ubuntu" officeooo:rsid="000f02bc" officeooo:paragraph-rsid="000f02bc"/>
    </style:style>
    <style:style style:name="T1" style:family="text">
      <style:text-properties officeooo:rsid="001f23c1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f02bc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officeooo:rsid="000f02bc" style:font-size-asian="11pt" style:font-size-complex="11pt"/>
    </style:style>
    <style:style style:name="T6" style:family="text">
      <style:text-properties officeooo:rsid="00145e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Project Backlog</text:h>
      <text:p text:style-name="P5">US01 – Factuur stur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r story</text:p>
          </table:table-cell>
          <table:table-cell table:style-name="Table1.B1" office:value-type="string">
            <text:p text:style-name="P1">Als medewerker van het secretariaat</text:p>
            <text:p text:style-name="P1">wil ik zien welke cursisten in een bepaalde week cursus volgen </text:p>
            <text:p text:style-name="P1">zodat ik hen een factuur kan sturen</text:p>
          </table:table-cell>
        </table:table-row>
        <table:table-row>
          <table:table-cell table:style-name="Table1.A2" office:value-type="string">
            <text:p text:style-name="P2">Acceptatie-</text:p>
            <text:p text:style-name="P2"><text:s text:c="2"/>criteria</text:p>
          </table:table-cell>
          <table:table-cell table:style-name="Table1.B2" office:value-type="string">
            <text:list xml:id="list2225880119" text:style-name="L1">
              <text:list-item>
                <text:p text:style-name="P11">Ik wil weeknummer en jaar kunnen kiezen.</text:p>
              </text:list-item>
              <text:list-item>
                <text:p text:style-name="P11">Ik wil een lijstje zien van alle cursisten die in de gekozen week cursus volgen.</text:p>
              </text:list-item>
              <text:list-item>
                <text:p text:style-name="P12">Ik wil bij elke cursist de volgende gegevens zien: </text:p>
                <text:p text:style-name="P20"><text:span text:style-name="T3">a. </text:span>zijn naam</text:p>
                <text:p text:style-name="P12"><text:span text:style-name="T3">b. </text:span>de titel(s) van de cursus(sen) die hij in deze week volgt/volgde</text:p>
              </text:list-item>
              <text:list-item>
                <text:p text:style-name="P20">zijn betalingsgegevens:</text:p>
                <text:p text:style-name="P20"><text:span text:style-name="T3">a. </text:span>voor particulieren: adres, postcode, woonplaats, en rekeningnummer<text:span text:style-name="T3">\</text:span></text:p>
                <text:p text:style-name="P20"><text:span text:style-name="T3">b. </text:span>voor bedrijfsmedewerkers: bedrijfsnaam, (evt. afdeling,) en offertenummer</text:p>
              </text:list-item>
            </text:list>
          </table:table-cell>
        </table:table-row>
      </table:table>
      <text:p text:style-name="P10"/>
      <text:p text:style-name="P3">US02 – Cursusoverzicht bekijk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ser story</text:p>
          </table:table-cell>
          <table:table-cell table:style-name="Table2.B1" office:value-type="string">
            <text:p text:style-name="P9">Als medewerker van het secretariaat</text:p>
            <text:p text:style-name="P1">wil ik zien welke cursussen er deze en komende weken gegeven worden</text:p>
            <text:p text:style-name="P1">zodat ik daar voorbereidingen voor kan treffen en in de week zelf een lijst kan ophangen in de ontvangsthal </text:p>
          </table:table-cell>
        </table:table-row>
        <table:table-row>
          <table:table-cell table:style-name="Table2.A2" office:value-type="string">
            <text:p text:style-name="P2">Acceptatie-</text:p>
            <text:p text:style-name="P2"><text:s text:c="2"/>criteria</text:p>
          </table:table-cell>
          <table:table-cell table:style-name="Table2.B2" office:value-type="string">
            <text:list xml:id="list1467905350" text:style-name="L2">
              <text:list-item>
                <text:p text:style-name="P13">Ik wil weeknummer en jaar kunnen kiezen.</text:p>
              </text:list-item>
              <text:list-item>
                <text:p text:style-name="P13">Ik wil naar volgende en vorige week kunnen navigeren.</text:p>
              </text:list-item>
              <text:list-item>
                <text:p text:style-name="P13">Ik wil een lijstje zien van alle cursussen die in de gekozen week gegeven worden.</text:p>
              </text:list-item>
              <text:list-item>
                <text:p text:style-name="P13">Ik wil van de cursussen de startdatum, duur, en titel zien.</text:p>
              </text:list-item>
              <text:list-item>
                <text:p text:style-name="P13">Ik wil van de cursussen zien hoeveel cursisten zich hebben ingeschreven.</text:p>
              </text:list-item>
              <text:list-item>
                <text:p text:style-name="P13">Ik wil van de cursussen zien wie zich hebben ingeschreven.</text:p>
              </text:list-item>
            </text:list>
          </table:table-cell>
        </table:table-row>
      </table:table>
      <text:p text:style-name="P5"/>
      <text:p text:style-name="P3">US03 – Cursist inschrijve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ser story</text:p>
          </table:table-cell>
          <table:table-cell table:style-name="Table3.B1" office:value-type="string">
            <text:p text:style-name="P1">Als medewerker van het secretariaat</text:p>
            <text:p text:style-name="P1">wil ik een cursist voor een cursusinstantie in kunnen schrijven</text:p>
            <text:p text:style-name="P1">zodat we bij kunnen houden welke cursisten wanneer cursus komen volgen</text:p>
          </table:table-cell>
        </table:table-row>
        <table:table-row>
          <table:table-cell table:style-name="Table3.A2" office:value-type="string">
            <text:p text:style-name="P2">Acceptatie-</text:p>
            <text:p text:style-name="P2"><text:s text:c="2"/>criteria</text:p>
          </table:table-cell>
          <table:table-cell table:style-name="Table3.B2" office:value-type="string">
            <text:list xml:id="list511088135" text:style-name="L3">
              <text:list-item>
                <text:p text:style-name="P15">Ik wil een cursusinstantie kunnen kiezen</text:p>
              </text:list-item>
              <text:list-item>
                <text:p text:style-name="P15">Van een cursist moeten tenminste voor- en achternaam bekend zijn. </text:p>
              </text:list-item>
              <text:list-item>
                <text:p text:style-name="P15">Van particulieren moet ook het adres, postcode, woonplaats en rekeningnummer worden opgeslagen.</text:p>
              </text:list-item>
              <text:list-item>
                <text:p text:style-name="P15">Van medewerkers van een bedrijf is de naam van het bedrijf, (evt. afdeling,) en offertenummer voldoende.</text:p>
              </text:list-item>
            </text:list>
          </table:table-cell>
        </table:table-row>
      </table:table>
      <text:p text:style-name="P5"/>
      <text:p text:style-name="P4">US04 – Cursusinschrijvingen bekijke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ser story</text:p>
          </table:table-cell>
          <table:table-cell table:style-name="Table4.B1" office:value-type="string">
            <text:p text:style-name="P7">Als medewerker van het secretariaat</text:p>
            <text:p text:style-name="P7">wil ik zien voor welke cursussen een cursist zich heeft ingeschreven</text:p>
            <text:p text:style-name="P7">zodat ik dat kan gebruiken in communicatie naar een cursist</text:p>
          </table:table-cell>
        </table:table-row>
        <table:table-row>
          <table:table-cell table:style-name="Table4.A2" office:value-type="string">
            <text:p text:style-name="P2">Acceptatie-</text:p>
            <text:p text:style-name="P2"><text:s text:c="2"/>criteria</text:p>
          </table:table-cell>
          <table:table-cell table:style-name="Table4.B2" office:value-type="string">
            <text:list xml:id="list2003209256" text:style-name="L4">
              <text:list-item>
                <text:p text:style-name="P16">Ik wil een cursist kunnen selecteren</text:p>
              </text:list-item>
              <text:list-item>
                <text:p text:style-name="P16">Ik wil zien voor welke cursussen een cursist zich heeft ingeschreven</text:p>
                <text:p text:style-name="P16"><text:span text:style-name="T3">a. </text:span>Ik wil daarbij startdatum, cursusduur en titel zien (in chronologische volgorde)</text:p>
              </text:list-item>
            </text:list>
          </table:table-cell>
        </table:table-row>
      </table:table>
      <text:p text:style-name="P6"/>
      <text:p text:style-name="P4"><text:soft-page-break/>US05 – Cursussen invoere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ser story</text:p>
          </table:table-cell>
          <table:table-cell table:style-name="Table5.B1" office:value-type="string">
            <text:p text:style-name="P2">Als coördinator opleidingen</text:p>
            <text:p text:style-name="P2">wil ik de geplande cursusinstanties eenvoudig in kunnen voeren in het systeem</text:p>
            <text:p text:style-name="P2">zodat het secretariaat er voorbereidingen voor kan treffen en het secretariaat er cursisten voor in kan schrijven</text:p>
          </table:table-cell>
        </table:table-row>
        <table:table-row>
          <table:table-cell table:style-name="Table5.A2" office:value-type="string">
            <text:p text:style-name="P2">Acceptatie-</text:p>
            <text:p text:style-name="P2"><text:s text:c="2"/>criteria</text:p>
          </table:table-cell>
          <table:table-cell table:style-name="Table5.B2" office:value-type="string">
            <text:list xml:id="list2186991118" text:style-name="L5">
              <text:list-item>
                <text:p text:style-name="P17">Ik wil een start- en einddatum kunnen opgeven.</text:p>
              </text:list-item>
              <text:list-item>
                <text:p text:style-name="P17">Ik wil een tekstbestand kunnen selecteren.</text:p>
              </text:list-item>
              <text:list-item>
                <text:p text:style-name="P17">Ik wil alle cursusinstanties uit het tekstbestand kunnen importeren die:</text:p>
                <text:p text:style-name="P17"><text:span text:style-name="T1">a. </text:span>eindigen <text:span text:style-name="T2">op of na</text:span> de startdatum,</text:p>
                <text:p text:style-name="P18"><text:span text:style-name="T1">b. </text:span>beginnen <text:span text:style-name="T2">op of voor</text:span> de einddatum,</text:p>
                <text:p text:style-name="P21"><text:span text:style-name="T3">c. </text:span>nog niet in het systeem staan.</text:p>
              </text:list-item>
              <text:list-item>
                <text:p text:style-name="P21">Als het tekstbestand niet in het juiste formaat staat, wil ik:</text:p>
                <text:p text:style-name="P17"><text:span text:style-name="T3">a. </text:span>dat er geen enkele cursus of cursusinstantie ingevoerd wordt</text:p>
                <text:p text:style-name="P17"><text:span text:style-name="T3">b. </text:span>een foutmelding zien met daarin het regelnummer waarop de (eerste) fout optreedt.</text:p>
              </text:list-item>
              <text:list-item>
                <text:p text:style-name="P17">Als een cursusinstantie in het bestand een afwijkende duur of titel heeft, wil ik:</text:p>
                <text:p text:style-name="P17"><text:span text:style-name="T3">a. </text:span>dat er geen enkele cursus of cursusinstantie ingevoerd wordt</text:p>
                <text:p text:style-name="P17"><text:span text:style-name="T3">b. </text:span>een foutmelding zien met daarin het regelnummer waarop de (eerste) fout optreedt.</text:p>
              </text:list-item>
            </text:list>
          </table:table-cell>
        </table:table-row>
      </table:table>
      <text:p text:style-name="P6"/>
      <text:p text:style-name="P4"><text:span text:style-name="T1">U</text:span>S06 – Cursustraject bekijke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User story</text:p>
          </table:table-cell>
          <table:table-cell table:style-name="Table6.B1" office:value-type="string">
            <text:p text:style-name="P8">Als docent</text:p>
            <text:p text:style-name="P8">wil ik zien welke cursussen een cursist heeft gevolgd en nog gaat volgen, </text:p>
            <text:p text:style-name="P8">zodat ik op de hoogte ben van zijn of haar studietraject </text:p>
          </table:table-cell>
        </table:table-row>
        <table:table-row>
          <table:table-cell table:style-name="Table6.A2" office:value-type="string">
            <text:p text:style-name="P2">Acceptatie-</text:p>
            <text:p text:style-name="P2"><text:s text:c="2"/>criteria</text:p>
          </table:table-cell>
          <table:table-cell table:style-name="Table6.B2" office:value-type="string">
            <text:list xml:id="list1559372327" text:style-name="L6">
              <text:list-item>
                <text:p text:style-name="P14">Ik wil een cursist kunnen selecteren</text:p>
              </text:list-item>
              <text:list-item>
                <text:p text:style-name="P14">Ik wil zien welke cursussen deze cursist heeft gevolgd en nog gaat volgen.<text:line-break/><text:span text:style-name="T1">a. </text:span>Ik wil daarbij startdatum, cursusduur en titel zien (in chronologische volgorde)</text:p>
              </text:list-item>
            </text:list>
          </table:table-cell>
        </table:table-row>
      </table:table>
      <text:p text:style-name="P6"/>
      <text:h text:style-name="P28" text:outline-level="1">Sprint 1</text:h>
      <text:h text:style-name="P26" text:outline-level="3">Setup</text:h>
      <text:list xml:id="list1925462990" text:style-name="L7">
        <text:list-item>
          <text:p text:style-name="P19">Project opzetten, git opzetten.</text:p>
        </text:list-item>
        <text:list-item>
          <text:p text:style-name="P22"><text:span text:style-name="T5">C</text:span><text:span text:style-name="T4">onfiguratie met Spring DI, Spring MVC, Tymeleaf, JPA/Hibernate werkend krijgen.</text:span></text:p>
        </text:list-item>
      </text:list>
      <text:h text:style-name="P26" text:outline-level="3">US05</text:h>
      <text:list xml:id="list2366488201" text:style-name="L8">
        <text:list-item>
          <text:p text:style-name="P23">Text bestanden kunnen uitlezen.</text:p>
        </text:list-item>
        <text:list-item>
          <text:p text:style-name="P23">Text bestanden kunnen opsturen.</text:p>
        </text:list-item>
        <text:list-item>
          <text:p text:style-name="P23">View maken, met start- en einddatum, text bestand.</text:p>
        </text:list-item>
        <text:list-item>
          <text:p text:style-name="P23">Entiteiten aanmaken voor curus, cursist en cursiststart</text:p>
        </text:list-item>
        <text:list-item>
          <text:p text:style-name="P23">Businesscode schrijven om cursusen op te kunnen slaan.</text:p>
        </text:list-item>
      </text:list>
      <text:h text:style-name="P26" text:outline-level="3">US0<text:span text:style-name="T3">2 (niet af)</text:span></text:h>
      <text:list xml:id="list40970927" text:style-name="L9">
        <text:list-item>
          <text:p text:style-name="P29">Opzet maken om de cursussen zichtbaar te maken.</text:p>
        </text:list-item>
      </text:list>
      <text:h text:style-name="P26" text:outline-level="3">Definition of Done:</text:h>
      <text:list xml:id="list1814072100" text:style-name="L10">
        <text:list-item>
          <text:p text:style-name="P24">Alle publieke methoden <text:span text:style-name="T6">hebben</text:span> minstens een unit test.</text:p>
        </text:list-item>
        <text:list-item>
          <text:p text:style-name="P24">Frontend heeft geen tests.</text:p>
        </text:list-item>
        <text:list-item>
          <text:p text:style-name="P24">Alle code volgt dezelfde formatting (formatting staat in de Github)</text:p>
        </text:list-item>
        <text:list-item>
          <text:p text:style-name="P24">Alle code staat op GitHub.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43:54.340553025</meta:creation-date>
    <dc:date>2017-10-02T13:48:56.670828692</dc:date>
    <meta:editing-duration>PT38M36S</meta:editing-duration>
    <meta:editing-cycles>3</meta:editing-cycles>
    <meta:generator>LibreOffice/5.3.1.2$Linux_X86_64 LibreOffice_project/30m0$Build-2</meta:generator>
    <meta:document-statistic meta:table-count="6" meta:image-count="0" meta:object-count="0" meta:page-count="2" meta:paragraph-count="95" meta:word-count="685" meta:character-count="4241" meta:non-whitespace-character-count="3662"/>
  </office:meta>
</office:document-meta>
</file>